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35.2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535.04pt" svg:y="399.97pt">
            <draw:object draw:notify-on-update-of-ranges="solutions.D4:solutions.D29 solutions.H3:solutions.H3 solutions.H4:solution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320pt" svg:x="534.27pt" svg:y="40.73pt">
            <draw:object draw:notify-on-update-of-ranges="solutions.D4:solutions.D29 solutions.G4:solutions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[[e],[1,2,3,4,5],[6,7,8],[]] 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6,8,7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4,5],[7,6,8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ove 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table:style-name="Default" office:value-type="string" calcext:value-type="string">
            <text:p>[[e],[1,2,3,4,5],[7,8,6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B$1:.$B$40320]; [.D4])" office:value-type="float" office:value="1" calcext:value-type="float">
            <text:p>1</text:p>
          </table:table-cell>
          <table:table-cell table:style-name="ce1" table:formula="of:=[.E4]" office:value-type="float" office:value="1" calcext:value-type="float">
            <text:p>1</text:p>
          </table:table-cell>
          <table:table-cell table:style-name="ce2" table:formula="of:=[.F4]/[.$E$29]" office:value-type="float" office:value="0.00025" calcext:value-type="float">
            <text:p>0.0003</text:p>
          </table:table-cell>
          <table:table-cell table:style-name="ce2" table:formula="of:=[.E4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[[e],[1,2,3,4,5],[8,6,7],[]] 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B$1:.$B$40320]; [.D5])" office:value-type="float" office:value="1" calcext:value-type="float">
            <text:p>1</text:p>
          </table:table-cell>
          <table:table-cell table:style-name="ce1" table:formula="of:=[.E5]-[.E4]" office:value-type="float" office:value="0" calcext:value-type="float">
            <text:p>0</text:p>
          </table:table-cell>
          <table:table-cell table:style-name="ce2" table:formula="of:=[.F5]/[.$E$29]" office:value-type="float" office:value="0" calcext:value-type="float">
            <text:p>0.0000</text:p>
          </table:table-cell>
          <table:table-cell table:style-name="ce2" table:formula="of:=[.E5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[[e],[1,2,3,4,5],[8,7,6],[]] 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B$1:.$B$40320]; [.D6])" office:value-type="float" office:value="1" calcext:value-type="float">
            <text:p>1</text:p>
          </table:table-cell>
          <table:table-cell table:style-name="ce1" table:formula="of:=[.E6]-[.E5]" office:value-type="float" office:value="0" calcext:value-type="float">
            <text:p>0</text:p>
          </table:table-cell>
          <table:table-cell table:style-name="ce2" table:formula="of:=[.F6]/[.$E$29]" office:value-type="float" office:value="0" calcext:value-type="float">
            <text:p>0.0000</text:p>
          </table:table-cell>
          <table:table-cell table:style-name="ce2" table:formula="of:=[.E6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[[e],[1,2,3,4,6],[5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B$1:.$B$40320]; [.D7])" office:value-type="float" office:value="1" calcext:value-type="float">
            <text:p>1</text:p>
          </table:table-cell>
          <table:table-cell table:style-name="ce1" table:formula="of:=[.E7]-[.E6]" office:value-type="float" office:value="0" calcext:value-type="float">
            <text:p>0</text:p>
          </table:table-cell>
          <table:table-cell table:style-name="ce2" table:formula="of:=[.F7]/[.$E$29]" office:value-type="float" office:value="0" calcext:value-type="float">
            <text:p>0.0000</text:p>
          </table:table-cell>
          <table:table-cell table:style-name="ce2" table:formula="of:=[.E7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[[e],[1,2,3,4,6],[5,8,7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B$1:.$B$40320]; [.D8])" office:value-type="float" office:value="1" calcext:value-type="float">
            <text:p>1</text:p>
          </table:table-cell>
          <table:table-cell table:style-name="ce1" table:formula="of:=[.E8]-[.E7]" office:value-type="float" office:value="0" calcext:value-type="float">
            <text:p>0</text:p>
          </table:table-cell>
          <table:table-cell table:style-name="ce2" table:formula="of:=[.F8]/[.$E$29]" office:value-type="float" office:value="0" calcext:value-type="float">
            <text:p>0.0000</text:p>
          </table:table-cell>
          <table:table-cell table:style-name="ce2" table:formula="of:=[.E8]/[.$E$29]" office:value-type="float" office:value="0.00025" calcext:value-type="float">
            <text:p>0.0003</text:p>
          </table:table-cell>
        </table:table-row>
        <table:table-row table:style-name="ro1">
          <table:table-cell table:style-name="Default" office:value-type="string" calcext:value-type="string">
            <text:p>[[e],[1,2,3,4,6],[7,5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B$1:.$B$40320]; [.D9])" office:value-type="float" office:value="7" calcext:value-type="float">
            <text:p>7</text:p>
          </table:table-cell>
          <table:table-cell table:style-name="ce1" table:formula="of:=[.E9]-[.E8]" office:value-type="float" office:value="6" calcext:value-type="float">
            <text:p>6</text:p>
          </table:table-cell>
          <table:table-cell table:style-name="ce2" table:formula="of:=[.F9]/[.$E$29]" office:value-type="float" office:value="0.0015" calcext:value-type="float">
            <text:p>0.0015</text:p>
          </table:table-cell>
          <table:table-cell table:style-name="ce2" table:formula="of:=[.E9]/[.$E$29]" office:value-type="float" office:value="0.00175" calcext:value-type="float">
            <text:p>0.0018</text:p>
          </table:table-cell>
        </table:table-row>
        <table:table-row table:style-name="ro1">
          <table:table-cell table:style-name="Default" office:value-type="string" calcext:value-type="string">
            <text:p>[[e],[1,2,3,4,6],[7,8,5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B$1:.$B$40320]; [.D10])" office:value-type="float" office:value="7" calcext:value-type="float">
            <text:p>7</text:p>
          </table:table-cell>
          <table:table-cell table:style-name="ce1" table:formula="of:=[.E10]-[.E9]" office:value-type="float" office:value="0" calcext:value-type="float">
            <text:p>0</text:p>
          </table:table-cell>
          <table:table-cell table:style-name="ce2" table:formula="of:=[.F10]/[.$E$29]" office:value-type="float" office:value="0" calcext:value-type="float">
            <text:p>0.0000</text:p>
          </table:table-cell>
          <table:table-cell table:style-name="ce2" table:formula="of:=[.E10]/[.$E$29]" office:value-type="float" office:value="0.00175" calcext:value-type="float">
            <text:p>0.0018</text:p>
          </table:table-cell>
        </table:table-row>
        <table:table-row table:style-name="ro1">
          <table:table-cell table:style-name="Default" office:value-type="string" calcext:value-type="string">
            <text:p>[[e],[1,2,3,4,6],[8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B$1:.$B$40320]; [.D11])" office:value-type="float" office:value="15" calcext:value-type="float">
            <text:p>15</text:p>
          </table:table-cell>
          <table:table-cell table:style-name="ce1" table:formula="of:=[.E11]-[.E10]" office:value-type="float" office:value="8" calcext:value-type="float">
            <text:p>8</text:p>
          </table:table-cell>
          <table:table-cell table:style-name="ce2" table:formula="of:=[.F11]/[.$E$29]" office:value-type="float" office:value="0.002" calcext:value-type="float">
            <text:p>0.0020</text:p>
          </table:table-cell>
          <table:table-cell table:style-name="ce2" table:formula="of:=[.E11]/[.$E$29]" office:value-type="float" office:value="0.00375" calcext:value-type="float">
            <text:p>0.0038</text:p>
          </table:table-cell>
        </table:table-row>
        <table:table-row table:style-name="ro1">
          <table:table-cell table:style-name="Default" office:value-type="string" calcext:value-type="string">
            <text:p>[[e],[1,2,3,4,6],[8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B$1:.$B$40320]; [.D12])" office:value-type="float" office:value="29" calcext:value-type="float">
            <text:p>29</text:p>
          </table:table-cell>
          <table:table-cell table:style-name="ce1" table:formula="of:=[.E12]-[.E11]" office:value-type="float" office:value="14" calcext:value-type="float">
            <text:p>14</text:p>
          </table:table-cell>
          <table:table-cell table:style-name="ce2" table:formula="of:=[.F12]/[.$E$29]" office:value-type="float" office:value="0.0035" calcext:value-type="float">
            <text:p>0.0035</text:p>
          </table:table-cell>
          <table:table-cell table:style-name="ce2" table:formula="of:=[.E12]/[.$E$29]" office:value-type="float" office:value="0.00725" calcext:value-type="float">
            <text:p>0.0073</text:p>
          </table:table-cell>
        </table:table-row>
        <table:table-row table:style-name="ro1">
          <table:table-cell table:style-name="Default" office:value-type="string" calcext:value-type="string">
            <text:p>[[e],[1,2,3,4,7],[5,6,8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B$1:.$B$40320]; [.D13])" office:value-type="float" office:value="62" calcext:value-type="float">
            <text:p>62</text:p>
          </table:table-cell>
          <table:table-cell table:style-name="ce1" table:formula="of:=[.E13]-[.E12]" office:value-type="float" office:value="33" calcext:value-type="float">
            <text:p>33</text:p>
          </table:table-cell>
          <table:table-cell table:style-name="ce2" table:formula="of:=[.F13]/[.$E$29]" office:value-type="float" office:value="0.00825" calcext:value-type="float">
            <text:p>0.0083</text:p>
          </table:table-cell>
          <table:table-cell table:style-name="ce2" table:formula="of:=[.E13]/[.$E$29]" office:value-type="float" office:value="0.0155" calcext:value-type="float">
            <text:p>0.0155</text:p>
          </table:table-cell>
        </table:table-row>
        <table:table-row table:style-name="ro1">
          <table:table-cell table:style-name="Default" office:value-type="string" calcext:value-type="string">
            <text:p>[[e],[1,2,3,4,7],[5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B$1:.$B$40320]; [.D14])" office:value-type="float" office:value="106" calcext:value-type="float">
            <text:p>106</text:p>
          </table:table-cell>
          <table:table-cell table:style-name="ce1" table:formula="of:=[.E14]-[.E13]" office:value-type="float" office:value="44" calcext:value-type="float">
            <text:p>44</text:p>
          </table:table-cell>
          <table:table-cell table:style-name="ce2" table:formula="of:=[.F14]/[.$E$29]" office:value-type="float" office:value="0.011" calcext:value-type="float">
            <text:p>0.0110</text:p>
          </table:table-cell>
          <table:table-cell table:style-name="ce2" table:formula="of:=[.E14]/[.$E$29]" office:value-type="float" office:value="0.0265" calcext:value-type="float">
            <text:p>0.0265</text:p>
          </table:table-cell>
        </table:table-row>
        <table:table-row table:style-name="ro1">
          <table:table-cell table:style-name="Default" office:value-type="string" calcext:value-type="string">
            <text:p>[[e],[1,2,3,4,7],[6,5,8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B$1:.$B$40320]; [.D15])" office:value-type="float" office:value="212" calcext:value-type="float">
            <text:p>212</text:p>
          </table:table-cell>
          <table:table-cell table:style-name="ce1" table:formula="of:=[.E15]-[.E14]" office:value-type="float" office:value="106" calcext:value-type="float">
            <text:p>106</text:p>
          </table:table-cell>
          <table:table-cell table:style-name="ce2" table:formula="of:=[.F15]/[.$E$29]" office:value-type="float" office:value="0.0265" calcext:value-type="float">
            <text:p>0.0265</text:p>
          </table:table-cell>
          <table:table-cell table:style-name="ce2" table:formula="of:=[.E15]/[.$E$29]" office:value-type="float" office:value="0.053" calcext:value-type="float">
            <text:p>0.0530</text:p>
          </table:table-cell>
        </table:table-row>
        <table:table-row table:style-name="ro1">
          <table:table-cell table:style-name="Default" office:value-type="string" calcext:value-type="string">
            <text:p>[[e],[1,2,3,4,7],[6,8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B$1:.$B$40320]; [.D16])" office:value-type="float" office:value="370" calcext:value-type="float">
            <text:p>370</text:p>
          </table:table-cell>
          <table:table-cell table:style-name="ce1" table:formula="of:=[.E16]-[.E15]" office:value-type="float" office:value="158" calcext:value-type="float">
            <text:p>158</text:p>
          </table:table-cell>
          <table:table-cell table:style-name="ce2" table:formula="of:=[.F16]/[.$E$29]" office:value-type="float" office:value="0.0395" calcext:value-type="float">
            <text:p>0.0395</text:p>
          </table:table-cell>
          <table:table-cell table:style-name="ce2" table:formula="of:=[.E16]/[.$E$29]" office:value-type="float" office:value="0.0925" calcext:value-type="float">
            <text:p>0.0925</text:p>
          </table:table-cell>
        </table:table-row>
        <table:table-row table:style-name="ro1">
          <table:table-cell table:style-name="Default" office:value-type="string" calcext:value-type="string">
            <text:p>[[e],[1,2,3,4,7],[8,5,6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B$1:.$B$40320]; [.D17])" office:value-type="float" office:value="650" calcext:value-type="float">
            <text:p>650</text:p>
          </table:table-cell>
          <table:table-cell table:style-name="ce1" table:formula="of:=[.E17]-[.E16]" office:value-type="float" office:value="280" calcext:value-type="float">
            <text:p>280</text:p>
          </table:table-cell>
          <table:table-cell table:style-name="ce2" table:formula="of:=[.F17]/[.$E$29]" office:value-type="float" office:value="0.07" calcext:value-type="float">
            <text:p>0.0700</text:p>
          </table:table-cell>
          <table:table-cell table:style-name="ce2" table:formula="of:=[.E17]/[.$E$29]" office:value-type="float" office:value="0.1625" calcext:value-type="float">
            <text:p>0.1625</text:p>
          </table:table-cell>
        </table:table-row>
        <table:table-row table:style-name="ro1">
          <table:table-cell table:style-name="Default" office:value-type="string" calcext:value-type="string">
            <text:p>[[e],[1,2,3,4,7],[8,6,5],[]] 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B$1:.$B$40320]; [.D18])" office:value-type="float" office:value="1046" calcext:value-type="float">
            <text:p>1046</text:p>
          </table:table-cell>
          <table:table-cell table:style-name="ce1" table:formula="of:=[.E18]-[.E17]" office:value-type="float" office:value="396" calcext:value-type="float">
            <text:p>396</text:p>
          </table:table-cell>
          <table:table-cell table:style-name="ce2" table:formula="of:=[.F18]/[.$E$29]" office:value-type="float" office:value="0.099" calcext:value-type="float">
            <text:p>0.0990</text:p>
          </table:table-cell>
          <table:table-cell table:style-name="ce2" table:formula="of:=[.E18]/[.$E$29]" office:value-type="float" office:value="0.2615" calcext:value-type="float">
            <text:p>0.2615</text:p>
          </table:table-cell>
        </table:table-row>
        <table:table-row table:style-name="ro1">
          <table:table-cell table:style-name="Default" office:value-type="string" calcext:value-type="string">
            <text:p>[[e],[1,2,3,4,8],[5,6,7],[]] 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B$1:.$B$40320]; [.D19])" office:value-type="float" office:value="1606" calcext:value-type="float">
            <text:p>1606</text:p>
          </table:table-cell>
          <table:table-cell table:style-name="ce1" table:formula="of:=[.E19]-[.E18]" office:value-type="float" office:value="560" calcext:value-type="float">
            <text:p>560</text:p>
          </table:table-cell>
          <table:table-cell table:style-name="ce2" table:formula="of:=[.F19]/[.$E$29]" office:value-type="float" office:value="0.14" calcext:value-type="float">
            <text:p>0.1400</text:p>
          </table:table-cell>
          <table:table-cell table:style-name="ce2" table:formula="of:=[.E19]/[.$E$29]" office:value-type="float" office:value="0.4015" calcext:value-type="float">
            <text:p>0.4015</text:p>
          </table:table-cell>
        </table:table-row>
        <table:table-row table:style-name="ro1">
          <table:table-cell table:style-name="Default" office:value-type="string" calcext:value-type="string">
            <text:p>[[e],[1,2,3,4,8],[5,7,6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B$1:.$B$40320]; [.D20])" office:value-type="float" office:value="2196" calcext:value-type="float">
            <text:p>2196</text:p>
          </table:table-cell>
          <table:table-cell table:style-name="ce1" table:formula="of:=[.E20]-[.E19]" office:value-type="float" office:value="590" calcext:value-type="float">
            <text:p>590</text:p>
          </table:table-cell>
          <table:table-cell table:style-name="ce2" table:formula="of:=[.F20]/[.$E$29]" office:value-type="float" office:value="0.1475" calcext:value-type="float">
            <text:p>0.1475</text:p>
          </table:table-cell>
          <table:table-cell table:style-name="ce2" table:formula="of:=[.E20]/[.$E$29]" office:value-type="float" office:value="0.549" calcext:value-type="float">
            <text:p>0.5490</text:p>
          </table:table-cell>
        </table:table-row>
        <table:table-row table:style-name="ro1">
          <table:table-cell table:style-name="Default" office:value-type="string" calcext:value-type="string">
            <text:p>[[e],[1,2,3,4,8],[6,5,7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B$1:.$B$40320]; [.D21])" office:value-type="float" office:value="2851" calcext:value-type="float">
            <text:p>2851</text:p>
          </table:table-cell>
          <table:table-cell table:style-name="ce1" table:formula="of:=[.E21]-[.E20]" office:value-type="float" office:value="655" calcext:value-type="float">
            <text:p>655</text:p>
          </table:table-cell>
          <table:table-cell table:style-name="ce2" table:formula="of:=[.F21]/[.$E$29]" office:value-type="float" office:value="0.16375" calcext:value-type="float">
            <text:p>0.1638</text:p>
          </table:table-cell>
          <table:table-cell table:style-name="ce2" table:formula="of:=[.E21]/[.$E$29]" office:value-type="float" office:value="0.71275" calcext:value-type="float">
            <text:p>0.7128</text:p>
          </table:table-cell>
        </table:table-row>
        <table:table-row table:style-name="ro1">
          <table:table-cell table:style-name="Default" office:value-type="string" calcext:value-type="string">
            <text:p>[[e],[1,2,3,4,8],[6,7,5],[]] 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B$1:.$B$40320]; [.D22])" office:value-type="float" office:value="3342" calcext:value-type="float">
            <text:p>3342</text:p>
          </table:table-cell>
          <table:table-cell table:style-name="ce1" table:formula="of:=[.E22]-[.E21]" office:value-type="float" office:value="491" calcext:value-type="float">
            <text:p>491</text:p>
          </table:table-cell>
          <table:table-cell table:style-name="ce2" table:formula="of:=[.F22]/[.$E$29]" office:value-type="float" office:value="0.12275" calcext:value-type="float">
            <text:p>0.1228</text:p>
          </table:table-cell>
          <table:table-cell table:style-name="ce2" table:formula="of:=[.E22]/[.$E$29]" office:value-type="float" office:value="0.8355" calcext:value-type="float">
            <text:p>0.8355</text:p>
          </table:table-cell>
        </table:table-row>
        <table:table-row table:style-name="ro1">
          <table:table-cell table:style-name="Default" office:value-type="string" calcext:value-type="string">
            <text:p>[[e],[1,2,3,4,8],[7,5,6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B$1:.$B$40320]; [.D23])" office:value-type="float" office:value="3676" calcext:value-type="float">
            <text:p>3676</text:p>
          </table:table-cell>
          <table:table-cell table:style-name="ce1" table:formula="of:=[.E23]-[.E22]" office:value-type="float" office:value="334" calcext:value-type="float">
            <text:p>334</text:p>
          </table:table-cell>
          <table:table-cell table:style-name="ce2" table:formula="of:=[.F23]/[.$E$29]" office:value-type="float" office:value="0.0835" calcext:value-type="float">
            <text:p>0.0835</text:p>
          </table:table-cell>
          <table:table-cell table:style-name="ce2" table:formula="of:=[.E23]/[.$E$29]" office:value-type="float" office:value="0.919" calcext:value-type="float">
            <text:p>0.9190</text:p>
          </table:table-cell>
        </table:table-row>
        <table:table-row table:style-name="ro1">
          <table:table-cell table:style-name="Default" office:value-type="string" calcext:value-type="string">
            <text:p>[[e],[1,2,3,4,8],[7,6,5],[]] 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B$1:.$B$40320]; [.D24])" office:value-type="float" office:value="3890" calcext:value-type="float">
            <text:p>3890</text:p>
          </table:table-cell>
          <table:table-cell table:style-name="ce1" table:formula="of:=[.E24]-[.E23]" office:value-type="float" office:value="214" calcext:value-type="float">
            <text:p>214</text:p>
          </table:table-cell>
          <table:table-cell table:style-name="ce2" table:formula="of:=[.F24]/[.$E$29]" office:value-type="float" office:value="0.0535" calcext:value-type="float">
            <text:p>0.0535</text:p>
          </table:table-cell>
          <table:table-cell table:style-name="ce2" table:formula="of:=[.E24]/[.$E$29]" office:value-type="float" office:value="0.9725" calcext:value-type="float">
            <text:p>0.9725</text:p>
          </table:table-cell>
        </table:table-row>
        <table:table-row table:style-name="ro1">
          <table:table-cell table:style-name="Default" office:value-type="string" calcext:value-type="string">
            <text:p>[[e],[1,2,3,5,4],[6,7,8],[]] 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B$1:.$B$40320]; [.D25])" office:value-type="float" office:value="3985" calcext:value-type="float">
            <text:p>3985</text:p>
          </table:table-cell>
          <table:table-cell table:style-name="ce1" table:formula="of:=[.E25]-[.E24]" office:value-type="float" office:value="95" calcext:value-type="float">
            <text:p>95</text:p>
          </table:table-cell>
          <table:table-cell table:style-name="ce2" table:formula="of:=[.F25]/[.$E$29]" office:value-type="float" office:value="0.02375" calcext:value-type="float">
            <text:p>0.0238</text:p>
          </table:table-cell>
          <table:table-cell table:style-name="ce2" table:formula="of:=[.E25]/[.$E$29]" office:value-type="float" office:value="0.99625" calcext:value-type="float">
            <text:p>0.9963</text:p>
          </table:table-cell>
        </table:table-row>
        <table:table-row table:style-name="ro1">
          <table:table-cell table:style-name="Default" office:value-type="string" calcext:value-type="string">
            <text:p>[[e],[1,2,3,5,4],[6,8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B$1:.$B$40320]; [.D26])" office:value-type="float" office:value="3999" calcext:value-type="float">
            <text:p>3999</text:p>
          </table:table-cell>
          <table:table-cell table:style-name="ce1" table:formula="of:=[.E26]-[.E25]" office:value-type="float" office:value="14" calcext:value-type="float">
            <text:p>14</text:p>
          </table:table-cell>
          <table:table-cell table:style-name="ce2" table:formula="of:=[.F26]/[.$E$29]" office:value-type="float" office:value="0.0035" calcext:value-type="float">
            <text:p>0.0035</text:p>
          </table:table-cell>
          <table:table-cell table:style-name="ce2" table:formula="of:=[.E26]/[.$E$29]" office:value-type="float" office:value="0.99975" calcext:value-type="float">
            <text:p>0.9998</text:p>
          </table:table-cell>
        </table:table-row>
        <table:table-row table:style-name="ro1">
          <table:table-cell table:style-name="Default" office:value-type="string" calcext:value-type="string">
            <text:p>[[e],[1,2,3,5,4],[7,6,8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B$1:.$B$40320]; [.D27])" office:value-type="float" office:value="4000" calcext:value-type="float">
            <text:p>4000</text:p>
          </table:table-cell>
          <table:table-cell table:style-name="ce1" table:formula="of:=[.E27]-[.E26]" office:value-type="float" office:value="1" calcext:value-type="float">
            <text:p>1</text:p>
          </table:table-cell>
          <table:table-cell table:style-name="ce2" table:formula="of:=[.F27]/[.$E$29]" office:value-type="float" office:value="0.00025" calcext:value-type="float">
            <text:p>0.0003</text:p>
          </table:table-cell>
          <table:table-cell table:style-name="ce2" table:formula="of:=[.E27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7,8,6],[]] </text:p>
          </table:table-cell>
          <table:table-cell table:style-name="Default"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B$1:.$B$40320]; [.D28])" office:value-type="float" office:value="4000" calcext:value-type="float">
            <text:p>4000</text:p>
          </table:table-cell>
          <table:table-cell table:style-name="ce1" table:formula="of:=[.E28]-[.E27]" office:value-type="float" office:value="0" calcext:value-type="float">
            <text:p>0</text:p>
          </table:table-cell>
          <table:table-cell table:style-name="ce2" table:formula="of:=[.F28]/[.$E$29]" office:value-type="float" office:value="0" calcext:value-type="float">
            <text:p>0.0000</text:p>
          </table:table-cell>
          <table:table-cell table:style-name="ce2" table:formula="of:=[.E28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6,7],[]] 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B$1:.$B$40320]; [.D29])" office:value-type="float" office:value="4000" calcext:value-type="float">
            <text:p>4000</text:p>
          </table:table-cell>
          <table:table-cell table:style-name="ce1" table:formula="of:=[.E29]-[.E28]" office:value-type="float" office:value="0" calcext:value-type="float">
            <text:p>0</text:p>
          </table:table-cell>
          <table:table-cell table:style-name="ce2" table:formula="of:=[.F29]/[.$E$29]" office:value-type="float" office:value="0" calcext:value-type="float">
            <text:p>0.0000</text:p>
          </table:table-cell>
          <table:table-cell table:style-name="ce2" table:formula="of:=[.E29]/[.$E$29]" office:value-type="float" office:value="1" calcext:value-type="float">
            <text:p>1.0000</text:p>
          </table:table-cell>
        </table:table-row>
        <table:table-row table:style-name="ro1">
          <table:table-cell table:style-name="Default" office:value-type="string" calcext:value-type="string">
            <text:p>[[e],[1,2,3,5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6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4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7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5,8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7,8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4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6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5],[8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4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5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4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6],[8,5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7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5],[7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6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3,8,7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5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6],[8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6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3,8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6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7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5,8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3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7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5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6,8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3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6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3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6],[8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3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7,8],[6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3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6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5],[7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6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4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4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3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7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4,8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3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4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3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7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6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3],[7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6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6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5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4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7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5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7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7,8,3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4,8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7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7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5,8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4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3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5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3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5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3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3,8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4,8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3,4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5],[8,4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3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7,8],[5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5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3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4],[7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4,5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6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5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4],[8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4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6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3,8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3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6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3,8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6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5],[8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5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4,8],[6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3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6],[8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3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5,8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3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6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5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3],[6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4],[6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7,8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5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6,7,5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4],[7,6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4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4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6,7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4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5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5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3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6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3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3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6,7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3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5],[7,6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3,7,5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3,6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4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4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3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6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5,7],[6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4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5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3],[7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5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3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5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4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4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3,7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4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5],[7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6,7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4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4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3],[6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3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4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3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4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5],[6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3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2,8,7,6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6,8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7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5],[8,7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7,8,5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6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7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4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4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7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6],[8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7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5,8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6,8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5],[8,6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4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4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6],[8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7,8],[6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4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5],[7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2,8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6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7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5],[8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7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7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5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7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2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6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2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5],[8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7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5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2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6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5],[7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4,8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2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2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6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4,8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4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4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7],[8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6,8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2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4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4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7,8],[6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2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6],[7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4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5,8,7],[6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7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4],[8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5],[8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5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2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2,8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2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7,8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2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5],[8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7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4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2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4],[8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7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5,8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5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4],[8,5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5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2,4],[]] 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7,8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2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6,8,7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4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6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5],[8,6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6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2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5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6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2,8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2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6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5],[8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6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4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2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4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4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6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5,8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2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4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4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5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6,8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2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4],[6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5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7,8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5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4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6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4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6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5],[7,6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6],[7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2,7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5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2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6,7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2,7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2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6,7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2,6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5],[7,6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6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5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4,7],[6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4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6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2],[7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4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6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5,7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4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2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2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5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2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6,7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4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5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2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4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2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2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4,6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5],[6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3,8,7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7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6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7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5],[8,7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6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5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6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3,8],[7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6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7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3],[8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6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7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5,8],[7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3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5],[8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6,8],[7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6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5],[8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6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3,6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7,8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3],[7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2,8,7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5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7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6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6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5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6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5,6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7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6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5,7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2,8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5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7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2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2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5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5,8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7],[8,5,2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6,8],[7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6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5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2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5,6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7,8],[6,5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5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6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2],[7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6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5],[7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5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6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2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2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5,6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2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3,8,7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7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3],[8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6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7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2,8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2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6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7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3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2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7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6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2],[8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3],[8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6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7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3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2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2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6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5,8,7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7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3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5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7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3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2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2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2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7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5],[8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7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5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3,8],[7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2],[8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3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5,8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5,8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3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2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2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5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3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7,8],[5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3,7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3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2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3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2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6,8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3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6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6],[8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2,8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2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5],[8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5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6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3,8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3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2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3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6],[8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2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5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2],[8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3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2,3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3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5],[8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2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3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6,8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6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2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5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6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6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5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3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7,8,6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6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3],[7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6,3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6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5],[7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3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5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6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3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5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5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2,7],[6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5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5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6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6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7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2],[7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2,6,7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2,7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6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6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7,2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5],[7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6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2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5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5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3,7],[6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3,6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3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6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2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2,6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2,7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7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3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2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6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3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6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5,7],[6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5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7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2],[7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2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2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7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3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2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3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3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3,2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6,7],[5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3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3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5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6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2],[6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2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5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3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2,3,6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2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3,2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5],[6,3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4,8,7,6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7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6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7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6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3,8],[7,6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6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8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6],[8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8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7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4,8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7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7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3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7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3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3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4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8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7],[8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4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6,8],[7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6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6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3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6,3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7,8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4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4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7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3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6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7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4],[7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3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3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4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6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2,8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6,7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6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4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6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6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7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4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6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7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2,8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6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6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7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8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6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2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6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7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2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6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4,8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4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4,8,7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7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2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4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2,4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2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4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4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8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7],[8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4,2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4,7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7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6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4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6,8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2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8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4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4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4,8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6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4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4,6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6,2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7,8],[6,4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4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4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6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2],[7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2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2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4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2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4,2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4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6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2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4,2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4,6,2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6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3,8,7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6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7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7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8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3],[8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7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7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8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6],[8,7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8,3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7],[8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3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2,8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6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6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7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7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8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2],[8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2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7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8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6],[8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2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6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6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7],[8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7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3,8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3,8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7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7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8,3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2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7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8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2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2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3,2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7],[8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2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6,8],[7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3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6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8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2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2,6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2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6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6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3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2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6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2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3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7,8],[6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3,6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3,7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6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6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7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2],[7,6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2,6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2,7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6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6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7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3],[7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2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2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3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3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6],[7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4,8,7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7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3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3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8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7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4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7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2,8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4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4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2],[8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2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2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4],[8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4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7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2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4,2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4,7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7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3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8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2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2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4,8],[7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8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2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2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3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3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4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3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4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7,8],[4,3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3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7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4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7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3],[7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2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3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2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6,8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3],[8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6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6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4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3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6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3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4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6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2,8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2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2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6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6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8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4],[8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4,8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8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6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2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4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4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3,8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3,8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2],[8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2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2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6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6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8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3],[8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2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2,8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6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2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3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4,8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4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2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8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3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8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6,8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2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2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2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4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4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6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3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2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2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3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6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4],[6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7,8,6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4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6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6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7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3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3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3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6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7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4],[7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4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7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6],[7,4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3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3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4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2,7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4,6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4,7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6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6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7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2],[7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6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6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7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4],[7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2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6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2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2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4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4,6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6,2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3,7],[6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3,6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3,7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6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6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7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2],[7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2,6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2,7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6,2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6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7,2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3],[7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7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6],[7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2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3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3,6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6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4,7],[6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4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3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2,3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3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4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6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4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4,6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6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2],[6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2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2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4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3],[6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2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2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3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6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4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2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5,8,7,6],[4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5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5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7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8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4],[8,7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4,7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4,8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7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7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8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5],[8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5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7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3,8],[7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5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3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3,7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3,8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7,3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7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8,3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5],[8,7,3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5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5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7],[8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4,8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4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8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3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7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4],[8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3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7],[8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3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3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4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7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5,8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3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3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3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8,3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4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3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3,8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8,3,4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3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4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4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5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7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4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5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5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3],[7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3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5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5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4],[7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3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4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7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5],[7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2,8,7],[5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5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5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7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7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4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4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4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7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8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5],[8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5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5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7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4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4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5,4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5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7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2,8],[7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5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5,8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7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7,8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8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2],[8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2,7,8],[]] 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2,8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7,2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7,8,2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8,2,7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5],[8,7,2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2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5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8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7],[8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2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5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5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7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4,8],[7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4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4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7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7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8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2],[8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4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8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7],[8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2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2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4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4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7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5,8],[7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2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2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5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8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4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2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4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8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5],[8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7,8],[5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4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4,7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5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5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7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2],[7,5,4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2,7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5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7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4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2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4,2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4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7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5],[7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3,8,7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5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5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7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3],[8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3,7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3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5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5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7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3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3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5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5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7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2,8],[7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5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5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7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7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8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2],[8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5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2,8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5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7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2,5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5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7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3,8],[7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3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3,8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7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7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8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2],[8,7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3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7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3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3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5,8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3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8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2],[8,5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5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3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2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2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3,8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8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5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2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7,8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3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3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5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5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7,3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2],[7,5,3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2,5,7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2,7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5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5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7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3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2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2,7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3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3,7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7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5],[7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5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4,8,7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4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4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3],[8,7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3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3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7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8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4],[8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4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8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7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3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3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4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2,8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4,7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4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7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7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8,4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2],[8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2,7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2,8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7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7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8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4],[8,7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4,2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8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7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2,7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4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3,8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3,7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3,8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7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7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8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2],[8,7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2,7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2,8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7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7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8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3],[8,7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2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3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3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8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7],[8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2,3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2,7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7,2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4,8],[7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3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4,3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2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2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2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4,8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3],[8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2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3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3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8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2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2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3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3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4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7,8],[4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3,4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3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4,3,7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4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7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2],[7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2,4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2,7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4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4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7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3],[7,4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2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3,2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3,7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7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2,3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3,2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4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5,8,7],[4,3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4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5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3],[8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3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3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5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5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8,3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4],[8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3,4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3,8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4,3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4,8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8,3,4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5],[8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5,3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2,8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4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4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5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8,4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2],[8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2,5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2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5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5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4],[8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2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2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4,2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4,8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8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5],[8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2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4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5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3,8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3,8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2],[8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2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3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2,3,8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2,8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3,2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3,8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8,2,3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5],[8,3,2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4,8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8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2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2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4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3],[8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2,3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2,8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3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8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4],[8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2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3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3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5,8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3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4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4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5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2],[5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2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2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4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5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3],[5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2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2,5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3,5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5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4],[5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2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2,4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3,2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3,4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4,2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7,8,5],[4,3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4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3],[7,5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3,5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3,7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7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4],[7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3,4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3,7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4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4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7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5],[7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2,7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4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4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5,4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5,7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7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2],[7,5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2,5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2,7,5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5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5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7,2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4],[7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2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2,7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4,2,7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4,7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7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5],[7,4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4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3,7],[5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3,5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3,7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5,3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5,7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7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2],[7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2,5,7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2,7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5,2,7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5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7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3],[7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2,3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2,7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3,2,7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3,7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7,2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5],[7,3,2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2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3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3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5,2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4,7],[5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3,4,7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3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4,3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4,7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7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2],[7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2,4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2,7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4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4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7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3],[7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2,3,7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2,7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3,2,7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3,7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7,2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4],[7,3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2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2,4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3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3,4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4,2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5,7],[4,3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3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5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2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2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2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4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4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5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3],[5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2,3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2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3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3,5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5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4],[5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2,3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2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3,2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3,4,2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4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6,8,7,5],[4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5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5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6,5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8,5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4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4,6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4,8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6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6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8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5],[8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4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4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8,4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6],[8,5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4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4,6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5,4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5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6,4,5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3,8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6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3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3,6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3,8,6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6,3,8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6,8,3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8,3,6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5],[8,6,3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6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5,3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5,6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4,8],[6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8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3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6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3,4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3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4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4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8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6],[8,4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4,6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6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5,8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5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5,8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3],[8,5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3,5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3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5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5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8,3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4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3,4,8],[]]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3,8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4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4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8,3,4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5],[8,4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3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4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4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5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6,8],[5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5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5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3],[6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3,5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3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5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5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6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4],[6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3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3,6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4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4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6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5],[6,4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3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3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4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4,5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5,3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2,8,6],[5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5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5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6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8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4],[8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4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4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6,4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6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8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5],[8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5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6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4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4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5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5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6,4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2,8],[6,5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5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5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6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6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8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2],[8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2,6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2,8,6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6,2,8],[]] 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6,8,2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8,2,6],[]]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5],[8,6,2],[]]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2,8,5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5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5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8,2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6],[8,5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2,5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2,6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5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5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6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4,8],[6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4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4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6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6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8,4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2],[8,6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4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2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2,8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4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4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8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6],[8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2,4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4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4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6,2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5,8],[6,4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4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4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5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5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8,4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2],[8,5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2,5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2,8,5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5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5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8,2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4],[8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2,4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2,8,4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4,2,8],[]]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4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8,2,4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5],[8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6,8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4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4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5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5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6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2],[6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2,6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5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5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6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4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2,4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2,6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4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4,6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6,2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5],[6,4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2,4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2,5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4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4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5,2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3,8,6],[5,4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5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5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6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6,8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8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3],[8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3,6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3,8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5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5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5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6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5,3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2,8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5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5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6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6,8,5],[]] 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8,5,6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2],[8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5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2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2,8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5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5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8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6],[8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2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5,2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5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3,8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3,8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6,3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6,8,3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8,3,6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2],[8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3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2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3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8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6],[8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2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3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5,8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3,5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3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5,3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5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8,3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2],[8,5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2,5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2,8,5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5,2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5,8,2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8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3],[8,5,2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2,3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2,8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3,2,8],[]]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3,8,2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8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5],[8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2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2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3,2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3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6,8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3,5,6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3,6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5,3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5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6,3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2],[6,5,3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2,5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2,6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5,2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5,6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6,2,5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3],[6,5,2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2,3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2,6,3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3,2,6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3,6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6,2,3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5],[6,3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2,3,5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2,5,3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3,2,5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3,5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5,2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4,8,6],[5,3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4,6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4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6,8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3],[8,6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3,6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3,8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6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6,8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8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4],[8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3,4,8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3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4,3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4,8,3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8,3,4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6],[8,4,3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3,4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3,6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4,3,6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4,6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6,3,4],[]]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2,8],[6,4,3],[]] 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4,6,8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4,8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6,4,8],[]] 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6,8,4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8,4,6],[]] 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2],[8,6,4],[]] 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2,6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2,8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6,2,8],[]]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6,8,2],[]]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8,2,6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4],[8,6,2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2,4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2,8,4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4,2,8],[]]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[[e],[1,7,5,3,6],[4,8,2],[]] 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1044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21:15:47.086734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5T21:17:29.325884155</dc:date>
    <meta:editing-duration>PT1H29M17S</meta:editing-duration>
    <meta:editing-cycles>63</meta:editing-cycles>
    <meta:document-statistic meta:table-count="1" meta:cell-count="8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D4:solutions.D29 solutions.H3:solutions.H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H4:solutions.H29" chart:label-cell-address="solutions.H3:solutions.H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H3:solutions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5">
                <text:p>0.00025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75">
                <text:p>0.003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015">
                <text:p>0.40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1275">
                <text:p>0.712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55">
                <text:p>0.83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625">
                <text:p>0.996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11.29cm" xlink:href=".." xlink:type="simple" chart:class="chart:bar" chart:style-name="ch1">
        <chart:title svg:x="2.852cm" svg:y="0.361cm" chart:style-name="ch2">
          <text:p>Number of Moves for Full Inglenook Sidings Puzzle</text:p>
        </chart:title>
        <chart:plot-area chart:style-name="ch3" table:cell-range-address="solutions.D4:solutions.D29 solutions.G4:solutions.G29" chart:data-source-has-labels="column" svg:x="1.331cm" svg:y="1.365cm" svg:width="14.353cm" svg:height="8.719cm">
          <chartooo:coordinate-region svg:x="2.243cm" svg:y="1.564cm" svg:width="13.441cm" svg:height="7.873cm"/>
          <chart:axis chart:dimension="x" chart:name="primary-x" chart:style-name="ch4" chartooo:axis-type="auto">
            <chartooo:date-scale/>
            <chart:title svg:x="7.973cm" svg:y="10.309cm" chart:style-name="ch5">
              <text:p>Moves</text:p>
            </chart:title>
            <chart:categories table:cell-range-address="solutions.D4:solutions.D29"/>
          </chart:axis>
          <chart:axis chart:dimension="y" chart:name="primary-y" chart:style-name="ch6">
            <chart:title svg:x="0.451cm" svg:y="6.549cm" chart:style-name="ch7">
              <text:p>Frequency</text:p>
            </chart:title>
            <chart:grid chart:style-name="ch8" chart:class="major"/>
          </chart:axis>
          <chart:series chart:style-name="ch9" chart:values-cell-range-address="solutions.G4:solutions.G29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D4:solutions.D29</svg:desc>
                </draw:g>
              </table:table-cell>
              <table:table-cell office:value-type="float" office:value="0.00025">
                <text:p>0.00025</text:p>
                <draw:g>
                  <svg:desc>solutions.G4:solutions.G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25">
                <text:p>0.0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75">
                <text:p>0.14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375">
                <text:p>0.163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275">
                <text:p>0.122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375">
                <text:p>0.023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